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00d71e" officeooo:paragraph-rsid="0000d71e" style:font-size-asian="12pt" style:font-size-complex="12pt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paragraph-rsid="0010a898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10a898" officeooo:paragraph-rsid="0010a898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paragraph-rsid="0011ce56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147730" officeooo:paragraph-rsid="00147730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paragraph-rsid="00147730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14f7ea" officeooo:paragraph-rsid="0014f7ea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paragraph-rsid="0014f7ea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16acb8" officeooo:paragraph-rsid="0016acb8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16d3e3" officeooo:paragraph-rsid="0016d3e3" style:font-size-asian="12pt" style:font-size-complex="12pt"/>
    </style:style>
    <style:style style:name="T1" style:family="text">
      <style:text-properties officeooo:rsid="000c70a8"/>
    </style:style>
    <style:style style:name="T2" style:family="text">
      <style:text-properties officeooo:rsid="000f9ed3"/>
    </style:style>
    <style:style style:name="T3" style:family="text">
      <style:text-properties officeooo:rsid="0010a898"/>
    </style:style>
    <style:style style:name="T4" style:family="text">
      <style:text-properties officeooo:rsid="0011ce56"/>
    </style:style>
    <style:style style:name="T5" style:family="text">
      <style:text-properties officeooo:rsid="0013a48a"/>
    </style:style>
    <style:style style:name="T6" style:family="text">
      <style:text-properties officeooo:rsid="00147730"/>
    </style:style>
    <style:style style:name="T7" style:family="text">
      <style:text-properties officeooo:rsid="001477f8"/>
    </style:style>
    <style:style style:name="T8" style:family="text">
      <style:text-properties officeooo:rsid="0014f7ea"/>
    </style:style>
    <style:style style:name="T9" style:family="text">
      <style:text-properties officeooo:rsid="0016ac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hysics</text:span> 1 - 20<text:span text:style-name="T2">13</text:span></text:p>
      <text:p text:style-name="P2"/>
      <text:p text:style-name="P2">What is the difference between degree of accuracy and precision.</text:p>
      <text:p text:style-name="P2"/>
      <text:p text:style-name="P3">In an experiment to determine Young's modulus of a wooden material the <text:span text:style-name="T3">f</text:span>ollowing measurements were recorded:</text:p>
      <text:p text:style-name="P3"><text:span text:style-name="T3">l</text:span>ength <text:span text:style-name="T3">l</text:span>=80.0 <text:span text:style-name="T3">plusminus </text:span>0.05 <text:span text:style-name="T3">c</text:span>m </text:p>
      <text:p text:style-name="P2">breadth b= 28.65 <text:span text:style-name="T3">plusminus</text:span> 0.03 mm</text:p>
      <text:p text:style-name="P2">thickness t= 6.40 <text:span text:style-name="T3">plusminus</text:span> 0.03 mm and</text:p>
      <text:p text:style-name="P2">slope G=0.035 <text:span text:style-name="T3">plusminus </text:span>0.001 <text:span text:style-name="T3">cm/g</text:span>m</text:p>
      <text:p text:style-name="P2">Given that the Young’s modulus <text:span text:style-name="T3">Y</text:span> is given by:</text:p>
      <text:p text:style-name="P4">Y = (4 / Gb)( l/t )^3</text:p>
      <text:p text:style-name="P2"><text:span text:style-name="T3">Calculate</text:span> the <text:span text:style-name="T3">maximum</text:span> percentage error <text:span text:style-name="T3">in the</text:span> value of Y.</text:p>
      <text:p text:style-name="P2"/>
      <text:p text:style-name="P2"><text:span text:style-name="T3">Using the</text:span> method of dimensions, <text:span text:style-name="T3">indicate</text:span> which of the following equations are</text:p>
      <text:p text:style-name="P2"><text:span text:style-name="T3">dimensionally</text:span> co<text:span text:style-name="T3">rr</text:span>ect and which are n<text:span text:style-name="T3">o</text:span>t, given that, f= frequency, <text:span text:style-name="T3">gamma</text:span> = surface tension, <text:span text:style-name="T3">rho </text:span>= density, r = <text:span text:style-name="T3">radius</text:span> and k= <text:span text:style-name="T3">dimensionless</text:span> <text:span text:style-name="T3">constant.</text:span></text:p>
      <text:p text:style-name="P4">(i) <text:s/>rho^2 = k sqrt{r^3 f / gamma}</text:p>
      <text:p text:style-name="P4">(ii) <text:s/>f = ( k r^3 sqrt{gamma}) / (rho^{1/2})</text:p>
      <text:p text:style-name="P3"><text:span text:style-name="T3">(iii) <text:s/>f = ( k gamma^{1/2} ) / ( sqrt{rho} r^{3/2} )</text:span></text:p>
      <text:p text:style-name="P2"/>
      <text:p text:style-name="P2"><text:span text:style-name="T3">List down two main assumptions in deriving the</text:span> equation of projectile motion.</text:p>
      <text:p text:style-name="P2"/>
      <text:p text:style-name="P2"><text:span text:style-name="T3">Why the horizontal motion of a projectile</text:span> constant? </text:p>
      <text:p text:style-name="P2"/>
      <text:p text:style-name="P2"><text:span text:style-name="T3">A</text:span> ball is <text:span text:style-name="T3">thrown</text:span> horizontally with a speed of 14.0 m/s from a point 6.4 m above the <text:span text:style-name="T3">ground</text:span>, <text:span text:style-name="T3">calculate</text:span>:</text:p>
      <text:p text:style-name="P2"><text:span text:style-name="T3">(</text:span>i) The horizontal distance traveled <text:span text:style-name="T3">i</text:span>n that <text:span text:style-name="T3">time.</text:span></text:p>
      <text:p text:style-name="P2">(ii) Its velocity when i<text:span text:style-name="T3">t</text:span> reaches the ground.</text:p>
      <text:p text:style-name="P2"/>
      <text:p text:style-name="P2">A man stands in a lift which is being accelerated upwards at 3.2 m/s<text:span text:style-name="T3">^2</text:span>. If the man has a mass of <text:span text:style-name="T3">6</text:span>5 k<text:span text:style-name="T3">g</text:span>, what is the net force exerted on the man by the floor of the lift?</text:p>
      <text:p text:style-name="P2"/>
      <text:p text:style-name="P2">Why is it technically advised to bank a road at corners?</text:p>
      <text:p text:style-name="P2"/>
      <text:p text:style-name="P2">A wheel rotates at a constant rate of 10 <text:span text:style-name="T3">revolutions</text:span> per second. Calculate the <text:span text:style-name="T3">centripetal </text:span>acceleration at <text:span text:style-name="T3">a</text:span> distance of 0.80 m <text:span text:style-name="T3">from</text:span> t<text:span text:style-name="T3">h</text:span>e centre of the wheel.</text:p>
      <text:p text:style-name="P2"/>
      <text:p text:style-name="P2">With the a<text:span text:style-name="T4">i</text:span>d of a <text:span text:style-name="T4">labeled</text:span> diagram, sketch the possible orbits for a satellite <text:span text:style-name="T4">l</text:span>aunched from the earth.</text:p>
      <text:p text:style-name="P2">From the diagram above, write down an expression for the velocity of <text:span text:style-name="T4">a</text:span> <text:span text:style-name="T4">satellite</text:span> corresponding to each orbit.</text:p>
      <text:p text:style-name="P2"/>
      <text:p text:style-name="P2">Distinguish surface tension from surface energy.</text:p>
      <text:p text:style-name="P2"/>
      <text:p text:style-name="P2">Explain the phenomenon of surface tension in terms of the molecular theory.</text:p>
      <text:p text:style-name="P2"/>
      <text:p text:style-name="P2">A clean open ended glass U-tube has vertical limbs one of which has a uniform internal diameter of 4.0mm and the other of 20.0mm. Mercury is poured into the tube; and observed that the height of mercury column in the two limbs ts different.</text:p>
      <text:p text:style-name="P2">Explain this observation</text:p>
      <text:p text:style-name="P2"><text:soft-page-break/>Calculate the difference in levels</text:p>
      <text:p text:style-name="P2"/>
      <text:p text:style-name="P5">Name the temperature of a thermocouple at which the thermo,</text:p>
      <text:p text:style-name="P5"><text:span text:style-name="T4">(i) e.m.f.</text:span> changes <text:span text:style-name="T4">its</text:span> sign.</text:p>
      <text:p text:style-name="P2">(<text:span text:style-name="T4">ii)</text:span> electric power becomes zero.</text:p>
      <text:p text:style-name="P2"/>
      <text:p text:style-name="P2">A person sitting <text:span text:style-name="T4">on </text:span>a bench on a calm hot summer day 1s aware of a cool <text:span text:style-name="T4">b</text:span>reeze blowing from the sea. Briefly explain why there is a natural convection?</text:p>
      <text:p text:style-name="P2"/>
      <text:p text:style-name="P2">A Nichrome-coustantan thermocouple gives about 70 <text:span text:style-name="T4">mu </text:span>V for each 1 <text:span text:style-name="T4">degrees </text:span>C difference in temperature between the <text:span text:style-name="T4">junctions</text:span>. <text:span text:style-name="T4">I</text:span>f 100 such thermocouples <text:span text:style-name="T4">are made</text:span> <text:span text:style-name="T4">into</text:span> a thermopile, what voltage is produced when the <text:span text:style-name="T4">j</text:span>unctions are at 20 <text:span text:style-name="T4">degrees </text:span>C and 240 <text:span text:style-name="T4">degrees C</text:span>? </text:p>
      <text:p text:style-name="P2"/>
      <text:p text:style-name="P2">A black body of <text:span text:style-name="T4">te</text:span>mperature <text:span text:style-name="T4">theta</text:span> is placed in a blackened enclosure <text:span text:style-name="T4">maintained</text:span> at a <text:span text:style-name="T4">temperature</text:span> of 100 <text:span text:style-name="T4">degrees </text:span>C. When its <text:span text:style-name="T4">temperature</text:span> rises to 30 <text:span text:style-name="T4">degrees </text:span>C the net rate of loss of <text:span text:style-name="T4">energy</text:span> <text:span text:style-name="T4">from</text:span> the body was found to <text:span text:style-name="T4">b</text:span>e 10 Watts. <text:span text:style-name="T4">F</text:span>ind the power generated by the body at <text:span text:style-name="T4">50 degrees </text:span>C if the energy exchange takes place solely by the process of forced convection.</text:p>
      <text:p text:style-name="P2"/>
      <text:p text:style-name="P2">Compare the law governing the conduction of heat and <text:span text:style-name="T4">electricity</text:span> pointing out the corresponding quantities in each case.</text:p>
      <text:p text:style-name="P2"/>
      <text:p text:style-name="P2">Write down three <text:span text:style-name="T4">l</text:span>aws <text:span text:style-name="T4">g</text:span>overning the black body radiation.</text:p>
      <text:p text:style-name="P2"/>
      <text:p text:style-name="P2">A cup of tea kept in a room <text:span text:style-name="T4">with</text:span> temperature of 22 <text:span text:style-name="T4">degrees </text:span>C cools from 66 <text:span text:style-name="T4">degrees </text:span>C to 63 <text:span text:style-name="T4">degrees </text:span>C</text:p>
      <text:p text:style-name="P5"><text:span text:style-name="T4">in 1 </text:span>minute. How long will the same cup of tea <text:span text:style-name="T4">take</text:span> to <text:span text:style-name="T4">cool</text:span> <text:span text:style-name="T4">f</text:span>rom the temperature of 43 <text:span text:style-name="T4">degrees </text:span>C to 40 <text:span text:style-name="T4">degrees </text:span>C under the same condition?</text:p>
      <text:p text:style-name="P5"/>
      <text:p text:style-name="P2"><text:span text:style-name="T4">A</text:span> <text:span text:style-name="T4">Lagged</text:span> copper rod is uniformly heated by <text:span text:style-name="T4">a</text:span> passage of an <text:span text:style-name="T5">electric</text:span> current. Show by considering a sm<text:span text:style-name="T5">a</text:span>ll sec<text:span text:style-name="T5">tion </text:span>dx that the <text:span text:style-name="T5">temperature</text:span> <text:span text:style-name="T5">theta</text:span> <text:span text:style-name="T5">varies</text:span> with distance x along a rod in a way that, k <text:span text:style-name="T5">({d^2 T}/{dx^2}) = -H,</text:span> where k is a thermal <text:span text:style-name="T5">conductivity</text:span> and <text:span text:style-name="T5">H is</text:span> the rate of heat generation per unit volume.</text:p>
      <text:p text:style-name="P2"/>
      <text:p text:style-name="P2">Define the term standing wave.</text:p>
      <text:p text:style-name="P2"/>
      <text:p text:style-name="P2">State the position in a stationary wave where <text:span text:style-name="T5">a</text:span> man can hear a louder sound.</text:p>
      <text:p text:style-name="P2"/>
      <text:p text:style-name="P2"><text:span text:style-name="T5">W</text:span>hat is meant by dispersion of waves? </text:p>
      <text:p text:style-name="P2"/>
      <text:p text:style-name="P2">Briefly explain if it is possible for dispersion to take place <text:span text:style-name="T5">on</text:span> a wave whose frequency <text:span text:style-name="T5">lies</text:span> in the audible range.</text:p>
      <text:p text:style-name="P2"/>
      <text:p text:style-name="P2">A small speaker emitting 4 note of frequency 250Hz is placed over the open upper end of a vertical tu<text:span text:style-name="T5">b</text:span>e which is full of water. When the water is <text:span text:style-name="T5">gradually</text:span> run out <text:span text:style-name="T5">of the </text:span>tube the air <text:span text:style-name="T5">column</text:span> resonates. If the initial and final position of the water surface below the top are 0.31 m and 0.998 m respectively, calculate the speed of sound i<text:span text:style-name="T5">n air </text:span>and the <text:span text:style-name="T5">end-correction</text:span> of the tube. </text:p>
      <text:p text:style-name="P2"/>
      <text:p text:style-name="P2">What is meant by “power rating" as regards to a resistor?</text:p>
      <text:p text:style-name="P2">Mention two <text:span text:style-name="T6">distinct</text:span> velocities of an electron <text:span text:style-name="T6">i</text:span>n a wire.</text:p>
      <text:p text:style-name="P2"/>
      <text:p text:style-name="P2"><text:span text:style-name="T6">A 20 k ohm</text:span> resistor is <text:span text:style-name="T6">to</text:span> be connected across a potential difference of <text:span text:style-name="T6">300V Calculate</text:span> the required <text:soft-page-break/>power rating.</text:p>
      <text:p text:style-name="P2"/>
      <text:p text:style-name="P2">Explain the following observation:</text:p>
      <text:p text:style-name="P2"><text:span text:style-name="T6">(i) </text:span>Light <text:span text:style-name="T6">in</text:span> the bulb comes on once the switch is kept on despite the drift <text:span text:style-name="T6">v</text:span>elocity of <text:span text:style-name="T6">electrons</text:span> being very low.</text:p>
      <text:p text:style-name="P2">(<text:span text:style-name="T6">ii</text:span>) The potentiometer is said to be a better device for <text:span text:style-name="T6">measuring</text:span> the potential <text:span text:style-name="T6">difference</text:span> (p.d) than a moving coil voltmeter.</text:p>
      <text:p text:style-name="P2"/>
      <text:p text:style-name="P2"><text:span text:style-name="T6">St</text:span>ate the laws of electromagnetic induction.</text:p>
      <text:p text:style-name="P2"/>
      <text:p text:style-name="P2">Mention <text:span text:style-name="T6">t</text:span>he factors which determine the <text:span text:style-name="T6">magnitude and direction of the force experienced by a current-carrying conductor in a magnetic field.</text:span></text:p>
      <text:p text:style-name="P2"/>
      <text:p text:style-name="P2"><text:span text:style-name="T6">Derive</text:span> the formula for the torque acting of the <text:span text:style-name="T6">rectangular</text:span> <text:span text:style-name="T6">current-carrying coil in a magnetic field</text:span></text:p>
      <text:p text:style-name="P2"/>
      <text:p text:style-name="P6">What is the maximum torque on a 400-turns circular coil of radius 0.75 cm that carrying a current of 1.6 mA and resides in a uniform magnetic field of 0.25 T?</text:p>
      <text:p text:style-name="P6"/>
      <text:p text:style-name="P2">Wha<text:span text:style-name="T6">t</text:span> is band theory?</text:p>
      <text:p text:style-name="P2"/>
      <text:p text:style-name="P2">How d<text:span text:style-name="T6">o</text:span>es the band theory explain <text:span text:style-name="T6">electrical</text:span> properties of solids?</text:p>
      <text:p text:style-name="P2"/>
      <text:p text:style-name="P2"><text:span text:style-name="T6">I</text:span>n an <text:span text:style-name="T6">intrinsic</text:span> semiconductor, the energy gap E_<text:span text:style-name="T6">g</text:span> <text:span text:style-name="T6">1</text:span>.2 eV, and its hole mobility <text:span text:style-name="T6">is</text:span> very</text:p>
      <text:p text:style-name="P2">much <text:span text:style-name="T6">smaller</text:span> than electron <text:span text:style-name="T6">mobility</text:span> which is Independent of <text:span text:style-name="T6">temperature.</text:span> <text:span text:style-name="T6">Assuming</text:span></text:p>
      <text:p text:style-name="P2">tha<text:span text:style-name="T6">t</text:span> the temperature dependence of intrinsic carrier concentration, n_<text:span text:style-name="T6">i is expressed as:</text:span></text:p>
      <text:p text:style-name="P7"><text:span text:style-name="T6">N_i = n_o exp( -E_g / (K_B T) ), where n_o and K_B are constants, T is temperature and E_g is an energy equal to E_q / 2. <text:s/></text:span></text:p>
      <text:p text:style-name="P2">(<text:span text:style-name="T6">i</text:span>) What is the ratio between conductivity at <text:span text:style-name="T6">6</text:span>00K and that <text:span text:style-name="T6">at</text:span> 300K?</text:p>
      <text:p text:style-name="P2">(i<text:span text:style-name="T6">i</text:span>) Comment on the result obtained <text:span text:style-name="T6">above.</text:span></text:p>
      <text:p text:style-name="P2"/>
      <text:p text:style-name="P2">Study the circuit in Figure 1 below then answer the questions that follow:</text:p>
      <text:p text:style-name="P6">### insert image here ###</text:p>
      <text:p text:style-name="P2">(i) Determine the voltage drop <text:span text:style-name="T6">across, R_{B2}</text:span></text:p>
      <text:p text:style-name="P2"><text:span text:style-name="T6">(ii)</text:span> Calculate the emitter current <text:span text:style-name="T6">I_E.</text:span></text:p>
      <text:p text:style-name="P2"><text:span text:style-name="T6">(iii)</text:span> State the assumption taken to obtain the answer <text:span text:style-name="T7">in </text:span>(i<text:span text:style-name="T7">i</text:span>) above. </text:p>
      <text:p text:style-name="P2"/>
      <text:p text:style-name="P2">Describe <text:span text:style-name="T8">Coulomb’</text:span>s <text:span text:style-name="T8">law</text:span> <text:span text:style-name="T8">and</text:span> <text:span text:style-name="T8">give</text:span> the <text:span text:style-name="T8">dimensions</text:span> of e<text:span text:style-name="T8">a</text:span>ch <text:span text:style-name="T8">quantity.</text:span></text:p>
      <text:p text:style-name="P2"/>
      <text:p text:style-name="P8">Brielfly explain how you can demonstrate that there are two types of charges in nature.</text:p>
      <text:p text:style-name="P8"/>
      <text:p text:style-name="P8">Define electric potential.</text:p>
      <text:p text:style-name="P8"/>
      <text:p text:style-name="P9"><text:span text:style-name="T8">A radioactive source in the form of metallic sphere of radius 1.0cm emits Beta particles at the rate of 5.0 x 10E10 particles per second. <text:s/>If the source is electrically insulated, how long will it take for its electric potential to be raised by 2.0 V? (assuming that 40% of the emitted Beta-particles escape the source).</text:span></text:p>
      <text:p text:style-name="P9"/>
      <text:p text:style-name="P9">What is an electron microscope? </text:p>
      <text:p text:style-name="P9"/>
      <text:p text:style-name="P2"><text:soft-page-break/>Outline three disadvantages of electron microscope.</text:p>
      <text:p text:style-name="P2"/>
      <text:p text:style-name="P2">Draw a schematic diagram of an electron microscope showing its main parts.</text:p>
      <text:p text:style-name="P2">Give the order of resolution of electron microscope in <text:span text:style-name="T8">the question </text:span>above.</text:p>
      <text:p text:style-name="P2"/>
      <text:p text:style-name="P2">Briefly explain why Cathode Ray Oscilloscope (C.R.<text:span text:style-name="T8">O.</text:span>) is said to be an excellent instrument for <text:span text:style-name="T8">measuring</text:span> the emf </text:p>
      <text:p text:style-name="P2"/>
      <text:p text:style-name="P2">An electron <text:span text:style-name="T8">gun</text:span> fires electrons at the screen of a TV tube. The electrons <text:span text:style-name="T8">start</text:span> <text:span text:style-name="T8">from</text:span> rest and are <text:span text:style-name="T8">accelerated</text:span> through a <text:span text:style-name="T8">potential</text:span> difference of 30 kV. What is the speed of impact of electrons on the <text:span text:style-name="T8">screen</text:span> of the picture tube?</text:p>
      <text:p text:style-name="P2"/>
      <text:p text:style-name="P2">Give <text:span text:style-name="T8">c</text:span>omment on the <text:span text:style-name="T8">s</text:span>tatement that, an <text:span text:style-name="T8">electron</text:span> suffers no force when it <text:span text:style-name="T8">moves</text:span> <text:span text:style-name="T8">parallel</text:span> to <text:span text:style-name="T8">the</text:span> magnetic <text:span text:style-name="T8">field</text:span>, B.</text:p>
      <text:p text:style-name="P2"/>
      <text:p text:style-name="P2"><text:span text:style-name="T8">A</text:span> <text:span text:style-name="T8">10</text:span>eV proton i<text:span text:style-name="T8">s</text:span> circulating in a plane at <text:span text:style-name="T8">right</text:span> angles to <text:span text:style-name="T8">a uniform</text:span> magnetic <text:span text:style-name="T8">fiel</text:span>d of magnetic flux density of 1.0 x 10<text:span text:style-name="T8">E-4</text:span> <text:span text:style-name="T8">Wb/m^2</text:span> Calculate the cyclotron frequency of a proton.</text:p>
      <text:p text:style-name="P2"/>
      <text:p text:style-name="P2">An oscilloscope Is <text:span text:style-name="T8">u</text:span>sed <text:span text:style-name="T8">to</text:span> measure the <text:span text:style-name="T8">w</text:span>aveform across a <text:span text:style-name="T8">5</text:span>00 <text:span text:style-name="T8">ohm</text:span> resistor in an <text:span text:style-name="T8">a.c. circuit </text:span>as <text:span text:style-name="T8">s</text:span>hown <text:span text:style-name="T8">i</text:span>n <text:span text:style-name="T9">the figure below</text:span>. Given that the time base <text:span text:style-name="T8">of</text:span> the <text:span text:style-name="T8">oscilloscope</text:span> is set at <text:span text:style-name="T8">5 ms/cm, its Y-gain at 0.5 V/cm and the grid has squares of 1.0cm, calculate:</text:span></text:p>
      <text:p text:style-name="P2"><text:span text:style-name="T8">(i) </text:span><text:s/>the period and <text:span text:style-name="T8">the</text:span> frequency.</text:p>
      <text:p text:style-name="P2">(<text:span text:style-name="T9">ii</text:span>) <text:span text:style-name="T8">the</text:span> <text:span text:style-name="T8">peak</text:span> <text:span text:style-name="T9">voltage</text:span> and the <text:span text:style-name="T9">r.m.s.</text:span> <text:span text:style-name="T9">voltage.</text:span></text:p>
      <text:p text:style-name="P2">(<text:span text:style-name="T9">iii</text:span>) <text:span text:style-name="T9">the r.m.s. current through the resistor.</text:span></text:p>
      <text:p text:style-name="P2"><text:span text:style-name="T9">(iv)</text:span> the mean <text:span text:style-name="T9">power</text:span> dissipated in the resistor.</text:p>
      <text:p text:style-name="P10">### insert graph here ###</text:p>
      <text:p text:style-name="P10"/>
      <text:p text:style-name="P2">The main interior of the earth (core) is believed to be in molten form. What seismic evidence supports this belief?</text:p>
      <text:p text:style-name="P2"/>
      <text:p text:style-name="P2">Explain why the small ozone layer on the top of the stratosphere is crucial for human survival</text:p>
      <text:p text:style-name="P2"/>
      <text:p text:style-name="P11">Electrical properties of the atmosphere are significantly exhibited in the ionosphere.</text:p>
      <text:p text:style-name="P11">(i) <text:s/>What is the layer composed of and what do you think is the origin of such constituents.</text:p>
      <text:p text:style-name="P11">(ii) <text:s/>Mention two uses of the ionosphere.</text:p>
      <text:p text:style-name="P11"/>
      <text:p text:style-name="P11">Briefly explain why long distance radio broadcasts make use of short wave bands.</text:p>
      <text:p text:style-name="P11"/>
      <text:p text:style-name="P11">Briefly explain on the following types of environmental pollution:</text:p>
      <text:p text:style-name="P11">(i) <text:s/>Thermal pollution.</text:p>
      <text:p text:style-name="P11">(ii) <text:s/>Water pollution.</text:p>
      <text:p text:style-name="P11"/>
      <text:p text:style-name="P11">Describe the soil temperature with regard to agricultural physics which causes lower crop growth at a particular are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9T18:13:53.746704475</dc:date>
    <meta:editing-duration>PT55M4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4" meta:paragraph-count="97" meta:word-count="1541" meta:character-count="8717" meta:non-whitespace-character-count="7254"/>
  </office:meta>
</office:document-meta>
</file>